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Trebuchet MS', Helvetica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b42" officeooo:paragraph-rsid="00039b42"/>
    </style:style>
    <style:style style:name="P2" style:family="paragraph" style:parent-style-name="Standard" style:list-style-name="L3">
      <style:text-properties officeooo:rsid="00039b42" officeooo:paragraph-rsid="00039b42"/>
    </style:style>
    <style:style style:name="P3" style:family="paragraph" style:parent-style-name="Standard" style:list-style-name="L5">
      <style:text-properties officeooo:rsid="00039b42" officeooo:paragraph-rsid="00039b42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39b42" officeooo:paragraph-rsid="00039b42" style:font-weight-asian="bold" style:font-weight-complex="bold"/>
    </style:style>
    <style:style style:name="P5" style:family="paragraph" style:parent-style-name="Standard">
      <style:text-properties officeooo:rsid="0003d42c" officeooo:paragraph-rsid="00039b4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the :</text:p>
      <text:list xml:id="list198564900" text:style-name="L3">
        <text:list-item>
          <text:p text:style-name="P2">Récit mettant en scène des êtres surnaturels, des actions imaginaires, des fantasmes collectifs, etc.</text:p>
        </text:list-item>
        <text:list-item>
          <text:p text:style-name="P2">Allégorie philosophique (par exemple le mythe de la caverne).</text:p>
        </text:list-item>
        <text:list-item>
          <text:p text:style-name="P2">Personnage imaginaire dont plusieurs traits correspondent à un idéal humain, un modèle exemplaire (par exemple Don Juan).</text:p>
        </text:list-item>
        <text:list-item>
          <text:p text:style-name="P2">Ensemble de croyances, de représentations idéalisées autour d'un personnage, d'un phénomène, d'un événement historique, d'une technique et qui leur donnent une force, une importance particulières.</text:p>
        </text:list-item>
        <text:list-item>
          <text:p text:style-name="P2">Ce qui est imaginaire, dénué de valeur et de réalité.</text:p>
        </text:list-item>
      </text:list>
      <text:p text:style-name="P1"/>
      <text:p text:style-name="P4">Légende :</text:p>
      <text:list xml:id="list3536467758" text:style-name="L5">
        <text:list-item>
          <text:p text:style-name="P3">Récit à caractère merveilleux, où les faits historiques sont transformés par l'imagination populaire ou l'invention poétique.</text:p>
        </text:list-item>
        <text:list-item>
          <text:p text:style-name="P3">Représentation embellie de la vie, des exploits de quelqu'un et qui se conserve dans la mémoire collective.</text:p>
        </text:list-item>
        <text:list-item>
          <text:p text:style-name="P3">Bruit, rumeur, nés d'une déformation et d'une amplification de faits réels par l'imagination.</text:p>
        </text:list-item>
        <text:list-item>
          <text:p text:style-name="P3">Intitulé de ce que représente une photographie, un dessin.</text:p>
        </text:list-item>
        <text:list-item>
          <text:p text:style-name="P3">Ensemble des conventions (signes, couleurs) qui permettent la compréhension d'une carte, d'un schéma, etc.</text:p>
        </text:list-item>
        <text:list-item>
          <text:p text:style-name="P3">Pièce musicale de structure variable, instrumentale (légendes pour piano de Liszt.</text:p>
        </text:list-item>
        <text:list-item>
          <text:p text:style-name="P3">Ensemble des caractères qui, sur une monnaie, une médaille, entourent et complètent le type.</text:p>
        </text:list-item>
      </text:list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Trebuchet MS', Helvetica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40:03.123000000</meta:creation-date>
    <dc:date>2018-12-02T12:14:44.914000000</dc:date>
    <meta:editing-duration>PT24M31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4" meta:word-count="185" meta:character-count="1223" meta:non-whitespace-character-count="1064"/>
  </office:meta>
</office:document-meta>
</file>